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371cm"/>
    </style:style>
    <style:style style:name="Table1.B" style:family="table-column">
      <style:table-column-properties style:column-width="11.642cm"/>
    </style:style>
    <style:style style:name="Table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Preformatted_20_Text">
      <style:text-properties style:font-name="Liberation Serif" fo:font-size="11pt" style:font-size-asian="11pt" style:font-size-complex="11pt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Heading_20_2">
      <style:paragraph-properties fo:break-before="page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font-size="11pt" officeooo:paragraph-rsid="000f2c1b" style:font-size-asian="11pt" style:font-size-complex="11pt"/>
    </style:style>
    <style:style style:name="T1" style:family="text">
      <style:text-properties officeooo:rsid="000f2c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Cas d'utilisation « gestion commandes »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Cas d'utilisation « gestion commande »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13">Éloi PERDEREAU</text:p>
          </table:table-cell>
          <table:table-cell table:style-name="Tableau1.B3" office:value-type="string">
            <text:p text:style-name="P20"><text:span text:style-name="T1">Christophe GUIEU</text:span>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 26/09</text:p>
          </table:table-cell>
          <table:table-cell table:style-name="Tableau1.B3" office:value-type="string">
            <text:p text:style-name="P14">Approuvé le :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6">Yahya BENTAHILA (YSECO)</text:p>
            <text:p text:style-name="P16">Sébastien DELECRAZ (YSECO)</text:p>
            <text:p text:style-name="P16">Christophe GUIEU (YSECO)</text:p>
            <text:p text:style-name="P16">Éloi PERDEREAU (YSECO)</text:p>
            <text:p text:style-name="P16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Éloi PERDEREAU</text:p>
          </table:table-cell>
          <table:table-cell table:style-name="Tableau4.C4" office:value-type="string">
            <text:p text:style-name="P2">26/09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19" text:outline-level="2">Cas d'utilisation : Gestion commandes</text:h>
      <text:p text:style-name="Text_20_body">Ce document détaille le cas d'utilisation de la gestion d'une commande par l'administrateur du si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Acteur principal</text:p>
          </table:table-cell>
          <table:table-cell table:style-name="Table1.B1" office:value-type="string">
            <text:p text:style-name="Standard">Administrateur (Jack Jones)</text:p>
          </table:table-cell>
        </table:table-row>
        <table:table-row>
          <table:table-cell table:style-name="Table1.A2" office:value-type="string">
            <text:p text:style-name="Standard">Objectifs</text:p>
          </table:table-cell>
          <table:table-cell table:style-name="Table1.B7" office:value-type="string">
            <text:p text:style-name="Standard">L'administrateur gère les commandes du site</text:p>
          </table:table-cell>
        </table:table-row>
        <table:table-row>
          <table:table-cell table:style-name="Table1.A2" office:value-type="string">
            <text:p text:style-name="Standard">Préconditions</text:p>
          </table:table-cell>
          <table:table-cell table:style-name="Table1.B7" office:value-type="string">
            <text:p text:style-name="Standard">La commande est validée par le client</text:p>
          </table:table-cell>
        </table:table-row>
        <table:table-row>
          <table:table-cell table:style-name="Table1.A2" office:value-type="string">
            <text:p text:style-name="Standard">Postconditions</text:p>
          </table:table-cell>
          <table:table-cell table:style-name="Table1.B7" office:value-type="string">
            <text:p text:style-name="Standard">La commande a reçu un traitement particulier de la part de l'administrateur</text:p>
          </table:table-cell>
        </table:table-row>
        <table:table-row>
          <table:table-cell table:style-name="Table1.A2" office:value-type="string">
            <text:p text:style-name="Standard">Scénario nominal</text:p>
          </table:table-cell>
          <table:table-cell table:style-name="Table1.B7" office:value-type="string">
            <text:p text:style-name="Standard">1. L'administrateur va dans la rubrique « gérer commandes »</text:p>
            <text:p text:style-name="Standard">2. L'administrateur sélectionne une commande particulière</text:p>
            <text:p text:style-name="Standard">3. L'administrateur valide, refuse ou applique une ristourne (pourcentage) sur cette commande et le prix est mis à jour</text:p>
          </table:table-cell>
        </table:table-row>
        <table:table-row>
          <table:table-cell table:style-name="Table1.A2" office:value-type="string">
            <text:p text:style-name="Standard">Extensions</text:p>
          </table:table-cell>
          <table:table-cell table:style-name="Table1.B7" office:value-type="string">
            <text:p text:style-name="Standard">2a. Il n'y a aucune commande</text:p>
            <text:list xml:id="list5699493257893363465" text:style-name="L1">
              <text:list-item>
                <text:p text:style-name="P17">Le système affiche « Aucune commande. »</text:p>
              </text:list-item>
              <text:list-item>
                <text:p text:style-name="P17">Le système revient à l'étape 1.</text:p>
              </text:list-item>
            </text:list>
            <text:p text:style-name="Standard">3.a Le pourcentage entré en ristourne dépasse 100 %</text:p>
            <text:list xml:id="list7886383950506946603" text:style-name="L2">
              <text:list-item>
                <text:p text:style-name="P18">Le système affiche « Ristourne invalide. »</text:p>
              </text:list-item>
              <text:list-item>
                <text:p text:style-name="P18">Le système revient à l'étape 3.</text:p>
              </text:list-item>
            </text:list>
          </table:table-cell>
        </table:table-row>
        <table:table-row>
          <table:table-cell table:style-name="Table1.A2" office:value-type="string">
            <text:p text:style-name="Standard">Besoins IHM</text:p>
          </table:table-cell>
          <table:table-cell table:style-name="Table1.B7" office:value-type="string">
            <text:p text:style-name="Standard">Affichage des modules sélectionnés dans la commande</text:p>
            <text:p text:style-name="Standard">Affichage des détails du cli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8T10:31:56</dc:date>
    <dc:creator>rhinoceros </dc:creator>
    <meta:editing-duration>PT1H33M19S</meta:editing-duration>
    <meta:editing-cycles>20</meta:editing-cycles>
    <meta:generator>LibreOffice/4.0.2.2$Linux_X86_64 LibreOffice_project/400m0$Build-2</meta:generator>
    <dc:title>Fiche d'itération</dc:title>
    <meta:document-statistic meta:table-count="6" meta:image-count="0" meta:object-count="0" meta:page-count="2" meta:paragraph-count="63" meta:word-count="238" meta:character-count="1488" meta:non-whitespace-character-count="1313"/>
  </office:meta>
</office:document-meta>
</file>